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language="ca" fo:country="ES" style:text-underline-style="solid" style:text-underline-width="auto" style:text-underline-color="font-color" officeooo:rsid="00062054" officeooo:paragraph-rsid="00062054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language="ca" fo:country="ES" style:text-underline-style="none" officeooo:rsid="000c2cc3" officeooo:paragraph-rsid="000c2cc3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language="ca" fo:country="ES" style:text-underline-style="none" officeooo:rsid="000ed84a" officeooo:paragraph-rsid="000ed84a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language="ca" fo:country="ES" style:text-underline-style="none" officeooo:rsid="0010b2cc" officeooo:paragraph-rsid="0010b2cc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language="ca" fo:country="ES" style:text-underline-style="none" officeooo:rsid="00112ae4" officeooo:paragraph-rsid="00112ae4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language="ca" fo:country="ES" style:text-underline-style="none" officeooo:rsid="001245ef" officeooo:paragraph-rsid="001245ef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language="ca" fo:country="ES" style:text-underline-style="none" officeooo:rsid="001245ef" officeooo:paragraph-rsid="0014a40e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language="ca" fo:country="ES" officeooo:paragraph-rsid="000c2cc3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language="ca" fo:country="ES" officeooo:paragraph-rsid="000ed84a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language="ca" fo:country="ES" officeooo:paragraph-rsid="001245ef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language="ca" fo:country="ES" officeooo:paragraph-rsid="001324d7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language="ca" fo:country="ES" officeooo:rsid="001245ef" officeooo:paragraph-rsid="001245ef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language="ca" fo:country="ES" officeooo:rsid="001245ef" officeooo:paragraph-rsid="001324d7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break-before="page"/>
      <style:text-properties fo:language="ca" fo:country="ES" style:text-underline-style="none" officeooo:rsid="00112ae4" officeooo:paragraph-rsid="00112ae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c2cc3"/>
    </style:style>
    <style:style style:name="T3" style:family="text">
      <style:text-properties style:text-underline-style="solid" style:text-underline-width="auto" style:text-underline-color="font-color" officeooo:rsid="000ed84a"/>
    </style:style>
    <style:style style:name="T4" style:family="text">
      <style:text-properties style:text-underline-style="solid" style:text-underline-width="auto" style:text-underline-color="font-color" officeooo:rsid="001245ef"/>
    </style:style>
    <style:style style:name="T5" style:family="text">
      <style:text-properties style:text-underline-style="solid" style:text-underline-width="auto" style:text-underline-color="font-color" officeooo:rsid="001324d7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0c2cc3"/>
    </style:style>
    <style:style style:name="T8" style:family="text">
      <style:text-properties style:text-underline-style="none" officeooo:rsid="000ed84a"/>
    </style:style>
    <style:style style:name="T9" style:family="text">
      <style:text-properties style:text-underline-style="none" officeooo:rsid="00112ae4"/>
    </style:style>
    <style:style style:name="T10" style:family="text">
      <style:text-properties style:text-underline-style="none" officeooo:rsid="001245ef"/>
    </style:style>
    <style:style style:name="T11" style:family="text">
      <style:text-properties style:text-underline-style="none" officeooo:rsid="001324d7"/>
    </style:style>
    <style:style style:name="T12" style:family="text">
      <style:text-properties style:text-underline-style="none" officeooo:rsid="0014681c"/>
    </style:style>
    <style:style style:name="T13" style:family="text">
      <style:text-properties officeooo:rsid="000ed84a"/>
    </style:style>
    <style:style style:name="T14" style:family="text">
      <style:text-properties officeooo:rsid="00112ae4"/>
    </style:style>
    <style:style style:name="T15" style:family="text">
      <style:text-properties officeooo:rsid="001245ef"/>
    </style:style>
    <style:style style:name="T16" style:family="text">
      <style:text-properties officeooo:rsid="001324d7"/>
    </style:style>
    <style:style style:name="T17" style:family="text">
      <style:text-properties officeooo:rsid="0014681c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PRODUCTOR(<text:span text:style-name="T1">nom</text:span>, produccio_mitjana, producci_maxima, data_inici)</text:p>
      <text:p text:style-name="P2"/>
      <text:p text:style-name="P8"><text:span text:style-name="T7">PRESSA(</text:span><text:span text:style-name="T2">nom</text:span><text:span text:style-name="T7">, ubicaco, capacitat_maxima, nombre_turbines)</text:span></text:p>
      <text:p text:style-name="P2"><text:tab/>on {nom} referencia a PRODUCTOR</text:p>
      <text:p text:style-name="P2">SOLAR(<text:span text:style-name="T1">nom,</text:span> superficie_panells, mitjana_hores_sol)</text:p>
      <text:p text:style-name="P2"><text:tab/>on {nom} referencia a PRODUCTOR</text:p>
      <text:p text:style-name="P2">FOTOVOLTAICA(<text:span text:style-name="T1">nom</text:span>)</text:p>
      <text:p text:style-name="P2"><text:tab/>on {nom} referencia a SOLAR</text:p>
      <text:p text:style-name="P2">TERMODINAMICA(<text:span text:style-name="T1">nom</text:span>)</text:p>
      <text:p text:style-name="P2"><text:tab/>on {nom} referencia a SOLAR</text:p>
      <text:p text:style-name="P2">NUCLEAR(<text:span text:style-name="T1">nom</text:span>, nombre_reactors, volum_plutoni, volum_residus)</text:p>
      <text:p text:style-name="P2"><text:tab/>on {nom} referencia a PRODUCTOR</text:p>
      <text:p text:style-name="P2">TERMICA(<text:span text:style-name="T1">nom</text:span>, nombre_forns, volum_gasos, volum_carbo)</text:p>
      <text:p text:style-name="P2"><text:tab/>on {nom} referencia a PRODUCTOR</text:p>
      <text:p text:style-name="P2">TRANSPORTISTA(<text:span text:style-name="T1">nom</text:span>, matricula)</text:p>
      <text:p text:style-name="P2">SUMINISTRADOR(<text:span text:style-name="T1">nom</text:span>, pais)</text:p>
      <text:p text:style-name="P2">COMPRA(<text:span text:style-name="T1">trans</text:span>, <text:span text:style-name="T1">suministrador</text:span>, <text:span text:style-name="T1">nuclear</text:span>, quantitat)</text:p>
      <text:p text:style-name="P2"><text:tab/>on {trans} referencia a TRANSPORTISTA</text:p>
      <text:p text:style-name="P2"><text:tab/>on {suministrador} referencia a SUMINISTRADOR</text:p>
      <text:p text:style-name="P2"><text:tab/>on {nuclear} referencia a NUCLEAR</text:p>
      <text:p text:style-name="P2"/>
      <text:p text:style-name="P2"/>
      <text:p text:style-name="P2">------------------------------------------------------------------------------------------------------------------------<text:span text:style-name="T13">CENTRE(</text:span><text:span text:style-name="T3">nom</text:span><text:span text:style-name="T13">, pressupost, descripcio)</text:span></text:p>
      <text:p text:style-name="P3"/>
      <text:p text:style-name="P3">PROJECTE(<text:span text:style-name="T1">nom</text:span>, data, pressupost, text)</text:p>
      <text:p text:style-name="P3"/>
      <text:p text:style-name="P9"><text:span text:style-name="T8">INVESTIGADOR(</text:span><text:span text:style-name="T3">nom,</text:span><text:span text:style-name="T8"> dni, adreça, localitat, telefon, projecte, cap)</text:span></text:p>
      <text:p text:style-name="P3"><text:tab/>on {projecte} referencia a PROJECTE</text:p>
      <text:p text:style-name="P3"><text:tab/>on {cap} referencia a CAP</text:p>
      <text:p text:style-name="P3"/>
      <text:p text:style-name="P3">ESTUDIS(<text:span text:style-name="T1">titol)</text:span></text:p>
      <text:p text:style-name="P3"/>
      <text:p text:style-name="P3">CONFERENCIA(<text:span text:style-name="T1">nom</text:span>, data, hora, temps, lloc)</text:p>
      <text:p text:style-name="P3"/>
      <text:p text:style-name="P3">PARTICIPEN(<text:span text:style-name="T1">investigador</text:span>, <text:span text:style-name="T1">conferencia</text:span>)</text:p>
      <text:p text:style-name="P3"><text:tab/>on {conferencia} referencia a CONFERENCIA</text:p>
      <text:p text:style-name="P3"><text:tab/>on {investigador} referencia a INVESTIGADOR i pot tenir valors nuls</text:p>
      <text:p text:style-name="P3"/>
      <text:p text:style-name="P3">REALITZA(<text:span text:style-name="T1">centre</text:span>, <text:span text:style-name="T1">projecte</text:span>, hores)</text:p>
      <text:p text:style-name="P3"><text:tab/>on {centre} referencia a CENTRE</text:p>
      <text:p text:style-name="P3"><text:tab/>on {projecte} referencia a PROJECTE</text:p>
      <text:p text:style-name="P3"/>
      <text:p text:style-name="P3">POSEEIX(<text:span text:style-name="T1">estudis</text:span>, <text:span text:style-name="T1">investigador</text:span>, any)</text:p>
      <text:p text:style-name="P3"><text:tab/>on {investigador} referencia a INVESTIGADOR</text:p>
      <text:p text:style-name="P3"><text:tab/>on {estudis} referencia a ESTUDIS</text:p>
      <text:p text:style-name="P3"/>
      <text:p text:style-name="P4"/>
      <text:p text:style-name="P14">PRE:</text:p>
      <text:p text:style-name="P5">PAGAMENT(<text:span text:style-name="T4">numero</text:span><text:span text:style-name="T15">, data, import, </text:span><text:span text:style-name="T4">prestec</text:span><text:span text:style-name="T15">)</text:span></text:p>
      <text:p text:style-name="P5"><text:tab/><text:span text:style-name="T15">on{prestec} referencia a PRESTEC</text:span></text:p>
      <text:p text:style-name="P5"/>
      <text:p text:style-name="P5">PRESTEC(<text:span text:style-name="T4">numero</text:span><text:span text:style-name="T15">)</text:span></text:p>
      <text:p text:style-name="P6"/>
      <text:p text:style-name="P6">SUCURSAL(<text:span text:style-name="T1">nom</text:span>, ciutat)</text:p>
      <text:p text:style-name="P6"><text:tab/>on {ciutat} referencia a CIUTAT</text:p>
      <text:p text:style-name="P6"/>
      <text:p text:style-name="P6">CLIENT(<text:span text:style-name="T1">dni</text:span>, nom, carrer, empleat, ciutat)</text:p>
      <text:p text:style-name="P7"><text:tab/>on {empleat} referencia a EMPLEAT <text:span text:style-name="T17">i pot tenir valors nuls</text:span></text:p>
      <text:p text:style-name="P6"><text:tab/>on {ciutat} referencia a CIUTAT</text:p>
      <text:p text:style-name="P6"/>
      <text:p text:style-name="P6">DEMANA(sucursal, <text:span text:style-name="T1">prestec</text:span>, <text:span text:style-name="T1">client</text:span>)</text:p>
      <text:p text:style-name="P6"><text:s/><text:span text:style-name="T14"><text:tab/></text:span>on{prestec} referencia a PRESTEC</text:p>
      <text:p text:style-name="P10"><text:span text:style-name="T9"><text:tab/></text:span><text:span text:style-name="T10">on{sucursal} referencia a SUCURSAL</text:span></text:p>
      <text:p text:style-name="P10"><text:span text:style-name="T9"><text:tab/></text:span><text:span text:style-name="T10">on{client} referencia a CLIENT</text:span></text:p>
      <text:p text:style-name="P12"><text:span text:style-name="T6"/></text:p>
      <text:p text:style-name="P12"><text:span text:style-name="T6">CIUTAT(</text:span><text:span text:style-name="T1">nom</text:span><text:span text:style-name="T6">)</text:span></text:p>
      <text:p text:style-name="P12"><text:span text:style-name="T6"/></text:p>
      <text:p text:style-name="P12"><text:span text:style-name="T6">EMPLEAT(</text:span><text:span text:style-name="T1">dni</text:span><text:span text:style-name="T6">, nom, telefon, data_inici, sucursal, superior)</text:span></text:p>
      <text:p text:style-name="P12"><text:span text:style-name="T6"><text:tab/>on{sucursal} referencia a SUCURSAL<text:tab/></text:span></text:p>
      <text:p text:style-name="P10"><text:span text:style-name="T10"><text:tab/>on {superior} referencia a </text:span><text:span text:style-name="T12">EMPLEAT</text:span><text:span text:style-name="T10"> </text:span><text:span text:style-name="T12">i pot tenir valors nuls</text:span></text:p>
      <text:p text:style-name="P12"><text:span text:style-name="T6"/></text:p>
      <text:p text:style-name="P12"><text:span text:style-name="T6">DISPOSA(</text:span><text:span text:style-name="T1">client</text:span><text:span text:style-name="T6">, </text:span><text:span text:style-name="T1">compte</text:span><text:span text:style-name="T6">)</text:span></text:p>
      <text:p text:style-name="P12"><text:span text:style-name="T9"><text:tab/></text:span><text:span text:style-name="T6">on{client} referencia a CLIENT</text:span></text:p>
      <text:p text:style-name="P12"><text:span text:style-name="T6"><text:tab/>on {compte} referencia a COMPTE</text:span></text:p>
      <text:p text:style-name="P11"><text:span text:style-name="T11"/></text:p>
      <text:p text:style-name="P11"><text:span text:style-name="T11">COMPTE(</text:span><text:span text:style-name="T5">numero</text:span><text:span text:style-name="T11">, saldo, data_recent_acces)</text:span></text:p>
      <text:p text:style-name="P12"><text:span text:style-name="T6"/></text:p>
      <text:p text:style-name="P12"><text:span text:style-name="T6">CORRENT(descovert, </text:span><text:span text:style-name="T1">compte</text:span><text:span text:style-name="T6">)</text:span></text:p>
      <text:p text:style-name="P13"><text:span text:style-name="T6"><text:tab/>on {compte} referencia a COMPTE</text:span></text:p>
      <text:p text:style-name="P12"><text:span text:style-name="T6"/></text:p>
      <text:p text:style-name="P12"><text:span text:style-name="T6">ESTALVI(tipus_interes, </text:span><text:span text:style-name="T1">compte)</text:span></text:p>
      <text:p text:style-name="P13"><text:span text:style-name="T6"><text:tab/>on {compte} referencia a COMPT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0-10-27T19:57:03.493000000</dc:date>
    <meta:editing-duration>PT53M45S</meta:editing-duration>
    <meta:editing-cycles>7</meta:editing-cycles>
    <meta:document-statistic meta:table-count="0" meta:image-count="0" meta:object-count="0" meta:page-count="2" meta:paragraph-count="60" meta:word-count="249" meta:character-count="2268" meta:non-whitespace-character-count="2048"/>
  </office:meta>
</office:document-meta>
</file>